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f61" officeooo:paragraph-rsid="001c8f61"/>
    </style:style>
    <style:style style:name="P2" style:family="paragraph" style:parent-style-name="Standard" style:list-style-name="L1">
      <style:text-properties officeooo:rsid="001c8f61" officeooo:paragraph-rsid="001c8f61"/>
    </style:style>
    <style:style style:name="P3" style:family="paragraph" style:parent-style-name="Standard" style:list-style-name="L1">
      <style:text-properties officeooo:rsid="0023ef89" officeooo:paragraph-rsid="0023ef89"/>
    </style:style>
    <style:style style:name="P4" style:family="paragraph" style:parent-style-name="Standard" style:list-style-name="L1">
      <style:text-properties officeooo:rsid="00218709" officeooo:paragraph-rsid="00218709"/>
    </style:style>
    <style:style style:name="P5" style:family="paragraph" style:parent-style-name="Standard" style:list-style-name="L1">
      <style:text-properties officeooo:rsid="00227115" officeooo:paragraph-rsid="00227115"/>
    </style:style>
    <style:style style:name="P6" style:family="paragraph" style:parent-style-name="Standard" style:list-style-name="L1">
      <style:text-properties officeooo:rsid="002b1aee" officeooo:paragraph-rsid="002b1aee"/>
    </style:style>
    <style:style style:name="P7" style:family="paragraph" style:parent-style-name="Standard" style:list-style-name="L1">
      <style:text-properties officeooo:rsid="002decb5" officeooo:paragraph-rsid="002decb5"/>
    </style:style>
    <style:style style:name="T1" style:family="text">
      <style:text-properties officeooo:rsid="002198a6"/>
    </style:style>
    <style:style style:name="T2" style:family="text">
      <style:text-properties officeooo:rsid="0029532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d in order of importance</text:p>
      <text:list xml:id="list3492228933" text:style-name="L1">
        <text:list-item>
          <text:p text:style-name="P6">Do we need swipe to delete on the favorites list?</text:p>
        </text:list-item>
        <text:list-item>
          <text:p text:style-name="P2">How do I swap one tab fragment for another? (Search to results)</text:p>
          <text:list>
            <text:list-item>
              <text:p text:style-name="P2">https://developer.android.com/guide/navigation/navigation-getting-started</text:p>
            </text:list-item>
          </text:list>
        </text:list-item>
        <text:list-item>
          <text:p text:style-name="P6">How do I "refresh" a fragment once it's changed, like the favorites tab after removing a row?</text:p>
        </text:list-item>
        <text:list-item>
          <text:p text:style-name="P2">How do I add a functional splash page?</text:p>
        </text:list-item>
        <text:list-item>
          <text:p text:style-name="P3">How do I add the red ring popularity meter?</text:p>
          <text:list>
            <text:list-item>
              <text:p text:style-name="P7">Circular progress indicator: https://developer.android.com/reference/com/google/android/material/progressindicator/CircularProgressIndicator</text:p>
            </text:list-item>
          </text:list>
        </text:list-item>
        <text:list-item>
          <text:p text:style-name="P4">The singleline attribute is necessary for the marquee to work, but it makes my link disappear when I use either the Linkify or detailBuyAt.setMovementMethod(LinkMovementMethod.getInstance()) method. How do I <text:span text:style-name="T1">have</text:span> both?<text:span text:style-name="T2"> (Answered on Piazza)</text:span></text:p>
        </text:list-item>
        <text:list-item>
          <text:p text:style-name="P5">How do I underline tex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9T17:40:14.812000000</dc:date>
    <meta:editing-duration>PT5H6M31S</meta:editing-duration>
    <meta:editing-cycles>1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0" meta:word-count="113" meta:character-count="800" meta:non-whitespace-character-count="706"/>
  </office:meta>
</office:document-meta>
</file>